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8.019cm"/>
    </style:style>
    <style:style style:name="co8" style:family="table-column">
      <style:table-column-properties fo:break-before="auto" style:column-width="6.535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08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2pt" style:language-asian="zh" style:country-asian="CN" style:font-style-asian="normal" style:font-weight-asian="normal" style:font-name-complex="Arial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9" table:number-columns-repeated="1014" table:default-cell-style-name="ce3"/>
        <table:table-row table:style-name="ro1">
          <table:table-cell table:style-name="ce1" table:number-columns-repeated="3"/>
          <table:table-cell table:style-name="ce19"/>
          <table:table-cell table:style-name="ce1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receções e entregas de cada funcionário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2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19" office:value-type="string" calcext:value-type="string">
            <text:p>Gestor avalia o desempenho dos funcionários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17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2" office:value-type="string" calcext:value-type="string">
            <text:p>Gestor requisita listagens de receções e entregas de equipamentos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8" office:value-type="string" calcext:value-type="string">
            <text:p>Devolver listagem de receções e entregas de equipamentos</text:p>
          </table:table-cell>
          <table:table-cell table:style-name="ce41" office:value-type="string" calcext:value-type="string">
            <text:p>getListRecEntreg(numLista:Int):List&lt;Rececao&gt;</text:p>
          </table:table-cell>
          <table:table-cell table:style-name="ce33" office:value-type="string" calcext:value-type="string">
            <text:p>subListagens</text:p>
          </table:table-cell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19" office:value-type="string" calcext:value-type="string">
            <text:p>Gestor avalia o desempenho de cada funcionário de balcã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8:42:21.5902757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4T18:42:32.845599152</dc:date>
    <meta:generator>LibreOffice/6.4.7.2$Linux_X86_64 LibreOffice_project/40$Build-2</meta:generator>
    <meta:editing-duration>PT1H5M17S</meta:editing-duration>
    <meta:editing-cycles>5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